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normal">
      <style:text-properties officeooo:rsid="00027083" officeooo:paragraph-rsid="00027083"/>
    </style:style>
    <style:style style:name="P2" style:family="paragraph" style:parent-style-name="normal">
      <style:text-properties officeooo:rsid="000341f5" officeooo:paragraph-rsid="000341f5"/>
    </style:style>
    <style:style style:name="P3" style:family="paragraph" style:parent-style-name="normal">
      <style:text-properties fo:language="es" fo:country="AR" officeooo:rsid="0005198f" officeooo:paragraph-rsid="0005198f"/>
    </style:style>
    <style:style style:name="P4" style:family="paragraph" style:parent-style-name="normal">
      <style:text-properties fo:language="es" fo:country="AR" officeooo:rsid="0005198f" officeooo:paragraph-rsid="0005b46f"/>
    </style:style>
    <style:style style:name="P5" style:family="paragraph" style:parent-style-name="normal">
      <style:text-properties fo:language="es" fo:country="AR" officeooo:rsid="0005b46f" officeooo:paragraph-rsid="0005b46f"/>
    </style:style>
    <style:style style:name="P6" style:family="paragraph" style:parent-style-name="normal" style:master-page-name="Standard">
      <style:paragraph-properties style:page-number="1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0341f5"/>
    </style:style>
    <style:style style:name="T3" style:family="text">
      <style:text-properties fo:language="en" fo:country="US" officeooo:rsid="0005198f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341f5"/>
    </style:style>
    <style:style style:name="T6" style:family="text">
      <style:text-properties officeooo:rsid="0005b4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normal">Este es un cuestionario de temas que posiblemente no estén detallados o mencionados en el material del aula virtual, te invitamos a investigar en internet sobre estas preguntas para que puedas profundizar tus conocimientos en el tema.</text:p>
      <text:p text:style-name="normal"/>
      <text:p text:style-name="normal"/>
      <text:p text:style-name="normal">1- ¿Qué otros editores de código podés encontrar en la web que no sean gratuitos?</text:p>
      <text:p text:style-name="normal"/>
      <text:p text:style-name="P1">Coda ( macOS, iOS), BBEdit (macOS), DroidEdit (Android)</text:p>
      <text:p text:style-name="normal"/>
      <text:p text:style-name="normal"/>
      <text:p text:style-name="normal">2- ¿Por qué no utilizamos Word de Microsoft para escribir el código de una página web?</text:p>
      <text:p text:style-name="normal"/>
      <text:p text:style-name="P1">Word no esta comodo para escribir codigo: </text:p>
      <text:p text:style-name="P1">no tiene las <text:span text:style-name="T2">h</text:span><text:span text:style-name="T1">er</text:span><text:span text:style-name="T2">ra</text:span><text:span text:style-name="T1">m</text:span><text:span text:style-name="T2">i</text:span><text:span text:style-name="T1">entas</text:span>, no tiene marcador (no tiene luz de fondo de color de codigo<text:span text:style-name="T5">, </text:span><text:span text:style-name="T2">sin resaltado de sintaxis</text:span>)<text:span text:style-name="T3">;</text:span></text:p>
      <text:p text:style-name="P3">las herramientas te ayudan agregar, terminar codigo;</text:p>
      <text:p text:style-name="P1">no puede utilizar <text:span text:style-name="T2">bibliotecas;</text:span></text:p>
      <text:p text:style-name="P2"><text:span text:style-name="T1">no ayuda a buscar los errores;</text:span></text:p>
      <text:p text:style-name="P2"><text:span text:style-name="T1">Word esta para escribir texto.</text:span></text:p>
      <text:p text:style-name="normal"/>
      <text:p text:style-name="normal"/>
      <text:p text:style-name="normal">3- ¿Cuál es la diferencia entre Front-End, Back-End y FullStack?</text:p>
      <text:p text:style-name="normal"/>
      <text:p text:style-name="P3">Frontend: es la parte de un sitio web de los usuarios, del lado del cliente.</text:p>
      <text:p text:style-name="P3">Un desarrollador debe saber: HTML, CSS, Bootstrap, JavaScript</text:p>
      <text:p text:style-name="P3">Backend: es la parte de la base de datos.</text:p>
      <text:p text:style-name="P3">Un desarrollador debe saber: lenguajes de programacion, frameworks, tipos de base de datos.</text:p>
      <text:p text:style-name="P4">FullStack: incluye Frontend <text:span text:style-name="T6">y </text:span>Backend.</text:p>
      <text:p text:style-name="P4">Un desarrollador FullStack <text:span text:style-name="T6">es con perfil tecnico muy completo, puede hacer desde zero <text:s/>hasta final.</text:span></text:p>
      <text:p text:style-name="P5">Es un “genio” y puede trabajar solo sin equipo.</text:p>
      <text:p text:style-name="P5">Es un sueno de cada impresa<text:span text:style-name="T4">))))))))))</text:span></text:p>
      <text:p text:style-name="normal"/>
      <text:p text:style-name="normal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false" style:font-name-asian="Liberation Serif1" style:font-size-asian="12pt" style:language-asian="zh" style:country-asian="CN" style:font-name-complex="Liberation Serif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ormal" style:family="paragraph" style:default-outline-level="">
      <style:paragraph-properties fo:margin-top="0cm" fo:margin-bottom="0cm" loext:contextual-spacing="false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39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8-15T00:16:19.104000000</dc:date>
    <meta:editing-duration>PT6M12S</meta:editing-duration>
    <meta:editing-cycles>1</meta:editing-cycles>
    <meta:generator>LibreOffice/6.4.2.2$Windows_x86 LibreOffice_project/4e471d8c02c9c90f512f7f9ead8875b57fcb1ec3</meta:generator>
    <meta:document-statistic meta:table-count="0" meta:image-count="0" meta:object-count="0" meta:page-count="1" meta:paragraph-count="19" meta:word-count="215" meta:character-count="1309" meta:non-whitespace-character-count="1111"/>
  </office:meta>
</office:document-meta>
</file>